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clarationImpl.getDelegateX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claration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DeclarationImpl.FieldDeclarationImpl( XField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